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1b95" officeooo:paragraph-rsid="001b1b95" style:font-weight-asian="bold" style:font-weight-complex="bold"/>
    </style:style>
    <style:style style:name="P2" style:family="paragraph" style:parent-style-name="Standard">
      <style:text-properties fo:font-weight="bold" officeooo:rsid="001e13ed" officeooo:paragraph-rsid="001e13e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af848" officeooo:paragraph-rsid="001af848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b1b95" officeooo:paragraph-rsid="001b1b95"/>
    </style:style>
    <style:style style:name="P5" style:family="paragraph" style:parent-style-name="Standard">
      <style:text-properties officeooo:rsid="001b1b95" officeooo:paragraph-rsid="001c6451"/>
    </style:style>
    <style:style style:name="P6" style:family="paragraph" style:parent-style-name="Standard">
      <style:text-properties fo:font-weight="bold" officeooo:rsid="001e13ed" style:font-weight-asian="bold" style:font-weight-complex="bold"/>
    </style:style>
    <style:style style:name="P7" style:family="paragraph" style:parent-style-name="Standard">
      <style:text-properties fo:font-weight="bold" officeooo:rsid="001e13ed" officeooo:paragraph-rsid="001e13ed" style:font-weight-asian="bold" style:font-weight-complex="bold"/>
    </style:style>
    <style:style style:name="P8" style:family="paragraph" style:parent-style-name="Standard">
      <style:text-properties fo:font-weight="normal" officeooo:rsid="00232615" officeooo:paragraph-rsid="00232615" style:font-weight-asian="normal" style:font-weight-complex="normal"/>
    </style:style>
    <style:style style:name="P9" style:family="paragraph" style:parent-style-name="Standard">
      <style:text-properties fo:font-weight="normal" officeooo:rsid="00232615" officeooo:paragraph-rsid="0024e228" style:font-weight-asian="normal" style:font-weight-complex="normal"/>
    </style:style>
    <style:style style:name="P10" style:family="paragraph" style:parent-style-name="Standard">
      <style:text-properties fo:font-weight="normal" officeooo:rsid="00232615" officeooo:paragraph-rsid="0026c71f" style:font-weight-asian="normal" style:font-weight-complex="normal"/>
    </style:style>
    <style:style style:name="P11" style:family="paragraph" style:parent-style-name="Standard">
      <style:text-properties fo:font-size="18pt" fo:font-weight="bold" officeooo:rsid="00232615" officeooo:paragraph-rsid="00232615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8pt" fo:font-weight="bold" officeooo:rsid="00232615" officeooo:paragraph-rsid="0026c71f" style:font-size-asian="18pt" style:font-weight-asian="bold" style:font-size-complex="18pt" style:font-weight-complex="bold"/>
    </style:style>
    <style:style style:name="P13" style:family="paragraph" style:parent-style-name="Standard">
      <style:text-properties fo:font-size="18pt" fo:font-weight="bold" officeooo:rsid="00232615" officeooo:paragraph-rsid="0024e228" style:font-size-asian="18pt" style:font-weight-asian="bold" style:font-size-complex="18pt" style:font-weight-complex="bold"/>
    </style:style>
    <style:style style:name="T1" style:family="text">
      <style:text-properties officeooo:rsid="0024e228"/>
    </style:style>
    <style:style style:name="T2" style:family="text">
      <style:text-properties officeooo:rsid="0026c7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figuration routeurs running config</text:p>
      <text:p text:style-name="P6"/>
      <text:p text:style-name="P11">Routeur 4 : </text:p>
      <text:p text:style-name="P11"/>
      <text:p text:style-name="P8">Current configuration : 956 bytes</text:p>
      <text:p text:style-name="P8">!</text:p>
      <text:p text:style-name="P8">version 12.4</text:p>
      <text:p text:style-name="P8">service timestamps debug datetime msec</text:p>
      <text:p text:style-name="P8">service timestamps log datetime msec</text:p>
      <text:p text:style-name="P8">no service password-encryption</text:p>
      <text:p text:style-name="P8">!</text:p>
      <text:p text:style-name="P8">hostname Routeur4</text:p>
      <text:p text:style-name="P8">!</text:p>
      <text:p text:style-name="P8">boot-start-marker</text:p>
      <text:p text:style-name="P8">boot-end-marker</text:p>
      <text:p text:style-name="P8">!</text:p>
      <text:p text:style-name="P8">!</text:p>
      <text:p text:style-name="P8">no aaa new-model</text:p>
      <text:p text:style-name="P8">!</text:p>
      <text:p text:style-name="P8">resource policy</text:p>
      <text:p text:style-name="P8">!</text:p>
      <text:p text:style-name="P8">mmi polling-interval 60</text:p>
      <text:p text:style-name="P8">no mmi auto-configure</text:p>
      <text:p text:style-name="P8">no mmi pvc</text:p>
      <text:p text:style-name="P8">mmi snmp-timeout 180</text:p>
      <text:p text:style-name="P8">ip subnet-zero</text:p>
      <text:p text:style-name="P8">ip cef <text:s text:c="3"/></text:p>
      <text:p text:style-name="P8">!</text:p>
      <text:p text:style-name="P8">!</text:p>
      <text:p text:style-name="P8">no ip dhcp use vrf connected</text:p>
      <text:p text:style-name="P8">!</text:p>
      <text:p text:style-name="P8">ip dhcp pool ACCES_REFUSE</text:p>
      <text:p text:style-name="P8"><text:s text:c="3"/>network 172.31.0.0 255.255.255.0</text:p>
      <text:p text:style-name="P8"><text:s text:c="3"/>dns-server 8.8.8.8 </text:p>
      <text:p text:style-name="P8"><text:s text:c="3"/>default-router 172.31.0.1 </text:p>
      <text:p text:style-name="P8">!</text:p>
      <text:p text:style-name="P8">!</text:p>
      <text:p text:style-name="P8">!</text:p>
      <text:p text:style-name="P8">!</text:p>
      <text:p text:style-name="P8">!</text:p>
      <text:p text:style-name="P8">!</text:p>
      <text:p text:style-name="P8">interface FastEthernet0/0</text:p>
      <text:p text:style-name="P8"><text:s/>ip address 172.31.0.1 255.255.255.0</text:p>
      <text:p text:style-name="P8"><text:s/>duplex auto</text:p>
      <text:p text:style-name="P8"><text:s/>speed auto</text:p>
      <text:p text:style-name="P8">!</text:p>
      <text:p text:style-name="P8">interface FastEthernet0/1</text:p>
      <text:p text:style-name="P8"><text:s/>no ip address</text:p>
      <text:p text:style-name="P8"><text:s/>shutdown</text:p>
      <text:p text:style-name="P8"><text:s/>duplex auto</text:p>
      <text:p text:style-name="P8"><text:s/>speed auto</text:p>
      <text:p text:style-name="P8"><text:soft-page-break/>!</text:p>
      <text:p text:style-name="P8">interface Serial0/1/0</text:p>
      <text:p text:style-name="P8"><text:s/>ip address 14.0.0.1 255.255.255.252</text:p>
      <text:p text:style-name="P8"><text:s/>no fair-queue</text:p>
      <text:p text:style-name="P8">!</text:p>
      <text:p text:style-name="P8">interface Serial0/1/1</text:p>
      <text:p text:style-name="P8"><text:s/>ip address 13.0.0.2 255.255.255.252</text:p>
      <text:p text:style-name="P8">!</text:p>
      <text:p text:style-name="P8">router rip</text:p>
      <text:p text:style-name="P8"><text:s/>network 13.0.0.0</text:p>
      <text:p text:style-name="P8"><text:s/>network 14.0.0.0</text:p>
      <text:p text:style-name="P8"><text:s/>network 172.31.0.0</text:p>
      <text:p text:style-name="P8">!</text:p>
      <text:p text:style-name="P8">ip classless</text:p>
      <text:p text:style-name="P8">!</text:p>
      <text:p text:style-name="P8">ip http server</text:p>
      <text:p text:style-name="P8">!</text:p>
      <text:p text:style-name="P8">!</text:p>
      <text:p text:style-name="P8">control-plane</text:p>
      <text:p text:style-name="P8">!</text:p>
      <text:p text:style-name="P8">!</text:p>
      <text:p text:style-name="P8">line con 0</text:p>
      <text:p text:style-name="P8">line aux 0</text:p>
      <text:p text:style-name="P8">line vty 0 4</text:p>
      <text:p text:style-name="P8"><text:s/>login</text:p>
      <text:p text:style-name="P8">!</text:p>
      <text:p text:style-name="P8">end</text:p>
      <text:p text:style-name="P8"/>
      <text:p text:style-name="P8"/>
      <text:p text:style-name="P12">Routeur <text:span text:style-name="T2">5</text:span>: </text:p>
      <text:p text:style-name="P12"/>
      <text:p text:style-name="P10">Current configuration : 1007 bytes</text:p>
      <text:p text:style-name="P10">!</text:p>
      <text:p text:style-name="P10">version 12.4</text:p>
      <text:p text:style-name="P10">service timestamps debug datetime msec</text:p>
      <text:p text:style-name="P10">service timestamps log datetime msec</text:p>
      <text:p text:style-name="P10">no service password-encryption</text:p>
      <text:p text:style-name="P10">!</text:p>
      <text:p text:style-name="P10">hostname Routeur5</text:p>
      <text:p text:style-name="P10">!</text:p>
      <text:p text:style-name="P10">boot-start-marker</text:p>
      <text:p text:style-name="P10">boot-end-marker</text:p>
      <text:p text:style-name="P10">!</text:p>
      <text:p text:style-name="P10">!</text:p>
      <text:p text:style-name="P10">no aaa new-model</text:p>
      <text:p text:style-name="P10">!</text:p>
      <text:p text:style-name="P10">resource policy</text:p>
      <text:p text:style-name="P10">!</text:p>
      <text:p text:style-name="P10">memory-size iomem 20</text:p>
      <text:p text:style-name="P10">mmi polling-interval 60</text:p>
      <text:p text:style-name="P10">no mmi auto-configure</text:p>
      <text:p text:style-name="P10"><text:soft-page-break/>no mmi pvc</text:p>
      <text:p text:style-name="P10">mmi snmp-timeout 180</text:p>
      <text:p text:style-name="P10">ip subnet-zero</text:p>
      <text:p text:style-name="P10">ip cef <text:s text:c="3"/></text:p>
      <text:p text:style-name="P10">!</text:p>
      <text:p text:style-name="P10">!</text:p>
      <text:p text:style-name="P10">no ip dhcp use vrf connected</text:p>
      <text:p text:style-name="P10">!</text:p>
      <text:p text:style-name="P10">ip dhcp pool ACCES_REFUSE</text:p>
      <text:p text:style-name="P10"><text:s text:c="3"/>network 172.16.0.0 255.255.255.0</text:p>
      <text:p text:style-name="P10"><text:s text:c="3"/>dns-server 8.8.8.8 </text:p>
      <text:p text:style-name="P10"><text:s text:c="3"/>default-router 172.16.0.1 </text:p>
      <text:p text:style-name="P10">!</text:p>
      <text:p text:style-name="P10">!</text:p>
      <text:p text:style-name="P10">!</text:p>
      <text:p text:style-name="P10">!</text:p>
      <text:p text:style-name="P10">!</text:p>
      <text:p text:style-name="P10">!</text:p>
      <text:p text:style-name="P10">interface FastEthernet0/0</text:p>
      <text:p text:style-name="P10"><text:s/>ip address 172.16.0.1 255.255.255.0</text:p>
      <text:p text:style-name="P10"><text:s/>duplex auto</text:p>
      <text:p text:style-name="P10"><text:s/>speed auto</text:p>
      <text:p text:style-name="P10">!</text:p>
      <text:p text:style-name="P10">interface FastEthernet0/1</text:p>
      <text:p text:style-name="P10"><text:s/>no ip address</text:p>
      <text:p text:style-name="P10"><text:s/>shutdown</text:p>
      <text:p text:style-name="P10"><text:s/>duplex auto</text:p>
      <text:p text:style-name="P10"><text:s/>speed auto</text:p>
      <text:p text:style-name="P10">!</text:p>
      <text:p text:style-name="P10">interface Serial0/1/0</text:p>
      <text:p text:style-name="P10"><text:s/>ip address 13.0.0.1 255.255.255.252</text:p>
      <text:p text:style-name="P10"><text:s/>clockrate 56000</text:p>
      <text:p text:style-name="P10">!</text:p>
      <text:p text:style-name="P10">interface Serial0/1/1</text:p>
      <text:p text:style-name="P10"><text:s/>ip address 12.0.0.2 255.255.255.252</text:p>
      <text:p text:style-name="P10">!</text:p>
      <text:p text:style-name="P10">router rip</text:p>
      <text:p text:style-name="P10"><text:s/>version 2</text:p>
      <text:p text:style-name="P10"><text:s/>network 12.0.0.0</text:p>
      <text:p text:style-name="P10"><text:s/>network 13.0.0.0</text:p>
      <text:p text:style-name="P10"><text:s/>network 172.16.0.0</text:p>
      <text:p text:style-name="P10"><text:s/>no auto-summary</text:p>
      <text:p text:style-name="P10">!</text:p>
      <text:p text:style-name="P10">ip classless</text:p>
      <text:p text:style-name="P10">!</text:p>
      <text:p text:style-name="P10">ip http server</text:p>
      <text:p text:style-name="P10">!</text:p>
      <text:p text:style-name="P10">!</text:p>
      <text:p text:style-name="P10">control-plane</text:p>
      <text:p text:style-name="P10">! <text:s text:c="8"/></text:p>
      <text:p text:style-name="P10">!</text:p>
      <text:p text:style-name="P10">line con 0</text:p>
      <text:p text:style-name="P10"><text:soft-page-break/>line aux 0</text:p>
      <text:p text:style-name="P10">line vty 0 4</text:p>
      <text:p text:style-name="P10"><text:s/>login</text:p>
      <text:p text:style-name="P10">!</text:p>
      <text:p text:style-name="P10">end</text:p>
      <text:p text:style-name="P10"/>
      <text:p text:style-name="P10"/>
      <text:p text:style-name="P10"/>
      <text:p text:style-name="P13">Routeur <text:span text:style-name="T2">6</text:span>: </text:p>
      <text:p text:style-name="P13"/>
      <text:p text:style-name="P9">Current configuration : 1116 bytes</text:p>
      <text:p text:style-name="P9">!</text:p>
      <text:p text:style-name="P9">version 12.4</text:p>
      <text:p text:style-name="P9">service timestamps debug datetime msec</text:p>
      <text:p text:style-name="P9">service timestamps log datetime msec</text:p>
      <text:p text:style-name="P9">no service password-encryption</text:p>
      <text:p text:style-name="P9">!</text:p>
      <text:p text:style-name="P9">hostname Routeur6</text:p>
      <text:p text:style-name="P9">!</text:p>
      <text:p text:style-name="P9">boot-start-marker</text:p>
      <text:p text:style-name="P9">boot-end-marker</text:p>
      <text:p text:style-name="P9">!</text:p>
      <text:p text:style-name="P9">!</text:p>
      <text:p text:style-name="P9">no aaa new-model</text:p>
      <text:p text:style-name="P9">!</text:p>
      <text:p text:style-name="P9">resource policy</text:p>
      <text:p text:style-name="P9">!</text:p>
      <text:p text:style-name="P9">mmi polling-interval 60</text:p>
      <text:p text:style-name="P9">no mmi auto-configure</text:p>
      <text:p text:style-name="P9">no mmi pvc</text:p>
      <text:p text:style-name="P9">mmi snmp-timeout 180</text:p>
      <text:p text:style-name="P9">ip subnet-zero</text:p>
      <text:p text:style-name="P9">ip cef <text:s text:c="3"/></text:p>
      <text:p text:style-name="P9">! <text:s text:c="8"/></text:p>
      <text:p text:style-name="P9">!</text:p>
      <text:p text:style-name="P9">no ip dhcp use vrf connected</text:p>
      <text:p text:style-name="P9">!</text:p>
      <text:p text:style-name="P9">!</text:p>
      <text:p text:style-name="P9">!</text:p>
      <text:p text:style-name="P9">!</text:p>
      <text:p text:style-name="P9">!</text:p>
      <text:p text:style-name="P9">!</text:p>
      <text:p text:style-name="P9">interface FastEthernet0/0</text:p>
      <text:p text:style-name="P9"><text:s/>ip address 10.3.2.2 255.255.254.0</text:p>
      <text:p text:style-name="P9"><text:s/>ip nat outside</text:p>
      <text:p text:style-name="P9"><text:s/>duplex auto</text:p>
      <text:p text:style-name="P9"><text:s/>speed auto</text:p>
      <text:p text:style-name="P9">!</text:p>
      <text:p text:style-name="P9">interface FastEthernet0/1</text:p>
      <text:p text:style-name="P9"><text:s/>no ip address</text:p>
      <text:p text:style-name="P9"><text:s/>shutdown</text:p>
      <text:p text:style-name="P9"><text:soft-page-break/><text:s/>duplex auto</text:p>
      <text:p text:style-name="P9"><text:s/>speed auto</text:p>
      <text:p text:style-name="P9">!</text:p>
      <text:p text:style-name="P9">interface Serial0/1/0</text:p>
      <text:p text:style-name="P9"><text:s/>ip address 12.0.0.1 255.255.255.252</text:p>
      <text:p text:style-name="P9"><text:s/>ip nat inside</text:p>
      <text:p text:style-name="P9"><text:s/>clockrate 56000</text:p>
      <text:p text:style-name="P9">!</text:p>
      <text:p text:style-name="P9">interface Serial0/1/1</text:p>
      <text:p text:style-name="P9"><text:s/>ip address 14.0.0.2 255.255.255.252</text:p>
      <text:p text:style-name="P9"><text:s/>ip nat inside</text:p>
      <text:p text:style-name="P9"><text:s/>clockrate 125000</text:p>
      <text:p text:style-name="P9">!</text:p>
      <text:p text:style-name="P9">router rip</text:p>
      <text:p text:style-name="P9"><text:s/>version 2</text:p>
      <text:p text:style-name="P9"><text:s/>network 10.0.0.0</text:p>
      <text:p text:style-name="P9"><text:s/>network 12.0.0.0</text:p>
      <text:p text:style-name="P9"><text:s/>network 14.0.0.0</text:p>
      <text:p text:style-name="P9"><text:s/>no auto-summary</text:p>
      <text:p text:style-name="P9">!</text:p>
      <text:p text:style-name="P9">ip classless</text:p>
      <text:p text:style-name="P9">ip route 0.0.0.0 0.0.0.0 10.3.2.1</text:p>
      <text:p text:style-name="P9">!</text:p>
      <text:p text:style-name="P9">ip http server</text:p>
      <text:p text:style-name="P9">ip nat inside source list PAT interface FastEthernet0/0 overload</text:p>
      <text:p text:style-name="P9">!</text:p>
      <text:p text:style-name="P9">ip access-list standard PAT</text:p>
      <text:p text:style-name="P9"><text:s/>permit 172.16.0.0 0.0.0.255</text:p>
      <text:p text:style-name="P9"><text:s/>permit 172.31.0.0 0.0.0.255</text:p>
      <text:p text:style-name="P9">!</text:p>
      <text:p text:style-name="P9">!</text:p>
      <text:p text:style-name="P9">control-plane</text:p>
      <text:p text:style-name="P9">!</text:p>
      <text:p text:style-name="P9">!</text:p>
      <text:p text:style-name="P9">line con 0</text:p>
      <text:p text:style-name="P9">line aux 0</text:p>
      <text:p text:style-name="P9">line vty 0 4</text:p>
      <text:p text:style-name="P9"><text:s/>login</text:p>
      <text:p text:style-name="P9">!</text:p>
      <text:p text:style-name="P9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7:10:56.774337969</meta:creation-date>
    <dc:date>2019-04-25T17:05:31.193586240</dc:date>
    <meta:editing-duration>PT31M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5" meta:paragraph-count="236" meta:word-count="493" meta:character-count="3049" meta:non-whitespace-character-count="2685"/>
  </office:meta>
</office:document-meta>
</file>